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adornments="Normal" style:font-pitch="variable" style:font-charset="x-symbol"/>
    <style:font-face style:name="Wingdings" svg:font-family="Wingdings" style:font-adornments="Regular" style:font-pitch="variable" style:font-charset="x-symbol"/>
    <style:font-face style:name="Arial Unicode MS1" svg:font-family="'Arial Unicode MS'" style:font-family-generic="swiss"/>
    <style:font-face style:name="Courier New" svg:font-family="'Courier New'" style:font-adornments="Standard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margin-left="0cm" fo:margin-right="0cm" fo:line-height="100%" fo:text-indent="1.249cm" style:auto-text-indent="false"/>
    </style:style>
    <style:style style:name="P3" style:family="paragraph" style:parent-style-name="Standard">
      <style:paragraph-properties fo:margin-left="1.249cm" fo:margin-right="0cm" fo:line-height="100%" fo:text-indent="1.249cm" style:auto-text-indent="false"/>
    </style:style>
    <style:style style:name="P4" style:family="paragraph" style:parent-style-name="Standard">
      <style:paragraph-properties fo:margin-left="1.249cm" fo:margin-right="0cm" fo:line-height="100%" fo:text-indent="1.249cm" style:auto-text-indent="false"/>
      <style:text-properties fo:font-weight="bold" style:font-weight-asian="bold"/>
    </style:style>
    <style:style style:name="P5" style:family="paragraph" style:parent-style-name="Standard">
      <style:paragraph-properties fo:margin-left="2.498cm" fo:margin-right="0cm" fo:line-height="100%" fo:text-indent="0cm" style:auto-text-indent="false"/>
    </style:style>
    <style:style style:name="P6" style:family="paragraph" style:parent-style-name="Standard">
      <style:paragraph-properties fo:margin-left="3.133cm" fo:margin-right="0cm" fo:line-height="100%" fo:text-indent="0cm" style:auto-text-indent="false"/>
    </style:style>
    <style:style style:name="P7" style:family="paragraph" style:parent-style-name="Standard" style:master-page-name="Standard">
      <style:paragraph-properties fo:line-height="100%" style:page-number="auto"/>
    </style:style>
    <style:style style:name="P8" style:family="paragraph" style:parent-style-name="List_20_Paragraph" style:list-style-name="WWNum7">
      <style:paragraph-properties fo:line-height="100%"/>
    </style:style>
    <style:style style:name="P9" style:family="paragraph" style:parent-style-name="List_20_Paragraph" style:list-style-name="WWNum8">
      <style:paragraph-properties fo:line-height="100%"/>
    </style:style>
    <style:style style:name="P10" style:family="paragraph" style:parent-style-name="List_20_Paragraph" style:list-style-name="WWNum9">
      <style:paragraph-properties fo:line-height="100%"/>
    </style:style>
    <style:style style:name="P11" style:family="paragraph" style:parent-style-name="List_20_Paragraph" style:list-style-name="WWNum11">
      <style:paragraph-properties fo:line-height="100%"/>
    </style:style>
    <style:style style:name="P12" style:family="paragraph" style:parent-style-name="List_20_Paragraph" style:list-style-name="WWNum13">
      <style:paragraph-properties fo:line-height="100%"/>
    </style:style>
    <style:style style:name="P13" style:family="paragraph" style:parent-style-name="List_20_Paragraph" style:list-style-name="WWNum2">
      <style:paragraph-properties fo:margin-left="3.752cm" fo:margin-right="0cm" fo:line-height="100%" fo:text-indent="0cm" style:auto-text-indent="false"/>
    </style:style>
    <style:style style:name="P14" style:family="paragraph" style:parent-style-name="List_20_Paragraph" style:list-style-name="WWNum4">
      <style:paragraph-properties fo:margin-left="3.752cm" fo:margin-right="0cm" fo:line-height="100%" fo:text-indent="0cm" style:auto-text-indent="false"/>
    </style:style>
    <style:style style:name="P15" style:family="paragraph" style:parent-style-name="List_20_Paragraph" style:list-style-name="WWNum5">
      <style:paragraph-properties fo:margin-left="3.752cm" fo:margin-right="0cm" fo:line-height="100%" fo:text-indent="0cm" style:auto-text-indent="false"/>
    </style:style>
    <style:style style:name="P16" style:family="paragraph" style:parent-style-name="List_20_Paragraph" style:list-style-name="WWNum10">
      <style:paragraph-properties fo:margin-left="3.752cm" fo:margin-right="0cm" fo:line-height="100%" fo:text-indent="0cm" style:auto-text-indent="false"/>
    </style:style>
    <style:style style:name="P17" style:family="paragraph" style:parent-style-name="List_20_Paragraph" style:list-style-name="WWNum12">
      <style:paragraph-properties fo:margin-left="3.752cm" fo:margin-right="0cm" fo:line-height="100%" fo:text-indent="0cm" style:auto-text-indent="false"/>
    </style:style>
    <style:style style:name="P18" style:family="paragraph" style:parent-style-name="List_20_Paragraph" style:list-style-name="WWNum14">
      <style:paragraph-properties fo:margin-left="3.752cm" fo:margin-right="0cm" fo:line-height="100%" fo:text-indent="0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 style:font-name-complex="Arial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17. Okt<text:tab/><text:tab/>Organisatorisches</text:span></text:p>
      <text:list xml:id="list6381914847055637976" text:style-name="WWNum2">
        <text:list-item>
          <text:p text:style-name="P13">Semesterplan</text:p>
        </text:list-item>
        <text:list-item>
          <text:p text:style-name="P13">Moodlekurs und Tutorien<text:tab/><text:tab/><text:tab/></text:p>
        </text:list-item>
      </text:list>
      <text:p text:style-name="P1"><text:tab/><text:tab/><text:span text:style-name="T1">Sprache und die Linguistik</text:span></text:p>
      <text:list xml:id="list1962376675783930757" text:style-name="WWNum4">
        <text:list-item>
          <text:p text:style-name="P14">Untersuchungsobjekt der Linguistik</text:p>
        </text:list-item>
        <text:list-item>
          <text:p text:style-name="P14">sprachliches System (Teilsysteme und ihre Grundeinheiten)</text:p>
        </text:list-item>
        <text:list-item>
          <text:p text:style-name="P14">Perspektiven auf Sprache <text:tab/><text:tab/><text:tab/></text:p>
        </text:list-item>
      </text:list>
      <text:p text:style-name="P1"><text:tab/><text:tab/><text:span text:style-name="T1">Phonetik I</text:span></text:p>
      <text:list xml:id="list366941714317503675" text:style-name="WWNum5">
        <text:list-item>
          <text:p text:style-name="P15">Untersuchungsgegenstand der Phonetik</text:p>
        </text:list-item>
        <text:list-item>
          <text:p text:style-name="P15">artikulatorischer Apparat: Artikulationsorte und Artikulationsweisen</text:p>
        </text:list-item>
      </text:list>
      <text:p text:style-name="P3"><text:span text:style-name="T1">Lektüre<text:tab/>:</text:span></text:p>
      <text:p text:style-name="P3">Arbeitsmaterialien S. 2-6</text:p>
      <text:p text:style-name="P3">Lüdeling (2009): Kapitel 1 (S. 8 -17) &amp; 3 (S. 28 -41) <text:s/></text:p>
      <text:p text:style-name="P4"/>
      <text:p text:style-name="P1"><text:span text:style-name="T1">24. Okt<text:tab/><text:tab/>Phonetik II</text:span></text:p>
      <text:list xml:id="list362436873065490914" text:style-name="WWNum7">
        <text:list-item>
          <text:p text:style-name="P8">Lautklassen des Deutschen</text:p>
        </text:list-item>
        <text:list-item>
          <text:p text:style-name="P8">Beschreibung einzelner Laute</text:p>
        </text:list-item>
        <text:list-item>
          <text:p text:style-name="P8">IPA Transkription<text:tab/><text:tab/><text:tab/></text:p>
        </text:list-item>
      </text:list>
      <text:p text:style-name="P2"><text:tab/><text:span text:style-name="T1">Lektüre zur Vorbereitung:</text:span></text:p>
      <text:p text:style-name="P2"><text:span text:style-name="T1"><text:tab/></text:span>Arbeitsmaterialien S. 7-12</text:p>
      <text:p text:style-name="P2"><text:tab/>Hall (2000): Kapitel 1 (S. 3-16; 19-31) <text:s text:c="2"/></text:p>
      <text:p text:style-name="P1"/>
      <text:p text:style-name="P1"><text:span text:style-name="T1">31. Okt<text:tab/><text:tab/>Reformationstag</text:span><text:tab/>FREI</text:p>
      <text:list xml:id="list5296916970779963884" text:style-name="WWNum8">
        <text:list-item>
          <text:p text:style-name="P9">Abgabe: Hausaufgabe Phonetik I + II</text:p>
        </text:list-item>
      </text:list>
      <text:p text:style-name="P5"><text:span text:style-name="T1">Lektüre zur Vorbereitung: </text:span>-</text:p>
      <text:p text:style-name="P1"><text:tab/></text:p>
      <text:p text:style-name="P1"><text:span text:style-name="T1">07. Nov<text:tab/><text:tab/>Phonologie I</text:span></text:p>
      <text:list xml:id="list1565167768729909531" text:style-name="WWNum9">
        <text:list-item>
          <text:p text:style-name="P10">phonologische Grundbegriffe</text:p>
        </text:list-item>
        <text:list-item>
          <text:p text:style-name="P10">Bezug und Abgrenzung zur Phonetik</text:p>
        </text:list-item>
        <text:list-item>
          <text:p text:style-name="P10">distinktive Merkmale und Merkmalsbündel<text:tab/><text:tab/><text:tab/></text:p>
        </text:list-item>
      </text:list>
      <text:p text:style-name="P2"><text:tab/><text:span text:style-name="T1">Lektüre zur Vorbereitung:</text:span></text:p>
      <text:p text:style-name="P3">Arbeitsmaterialien S. 13-18</text:p>
      <text:p text:style-name="P2"><text:tab/>Hall (2000): Kapitel 2 (S. 37-47; 62-72) <text:s text:c="2"/></text:p>
      <text:p text:style-name="P1"><text:soft-page-break/><text:tab/><text:tab/><text:tab/></text:p>
      <text:p text:style-name="P1"><text:span text:style-name="T1">14. Nov<text:tab/><text:tab/>Phonologie II</text:span></text:p>
      <text:list xml:id="list3350124661846068455" text:style-name="WWNum10">
        <text:list-item>
          <text:p text:style-name="P16">phonologische Prozesse</text:p>
        </text:list-item>
        <text:list-item>
          <text:p text:style-name="P16">Regeln und Regelordnungen</text:p>
        </text:list-item>
        <text:list-item>
          <text:p text:style-name="P16">Phonotaktik</text:p>
        </text:list-item>
        <text:list-item>
          <text:p text:style-name="P16">Abgabe: Hausaufgabe Phonologie I</text:p>
        </text:list-item>
      </text:list>
      <text:p text:style-name="P2"><text:tab/><text:span text:style-name="T1">Lektüre zur Vorbereitung:</text:span></text:p>
      <text:p text:style-name="P3">Arbeitsmaterialien S. 18-23</text:p>
      <text:p text:style-name="P3">Hall (2000): Kapitel 2 (S. 47-62) <text:s text:c="2"/></text:p>
      <text:p text:style-name="P1"><text:tab/><text:tab/></text:p>
      <text:p text:style-name="P1"><text:span text:style-name="T1">21. Nov<text:tab/><text:tab/>Phonologie III</text:span><text:bookmark text:name="_GoBack"/></text:p>
      <text:list xml:id="list6575773222946498557" text:style-name="WWNum11">
        <text:list-item>
          <text:p text:style-name="P11">Silbenstruktur und CV-Silbenmodell</text:p>
        </text:list-item>
        <text:list-item>
          <text:p text:style-name="P11">Silbifizierung</text:p>
        </text:list-item>
        <text:list-item>
          <text:p text:style-name="P11">Abgabe: Hausaufgabe Phonologie II</text:p>
        </text:list-item>
      </text:list>
      <text:p text:style-name="P3"><text:span text:style-name="T1">Lektüre zur Vorbereitung:</text:span></text:p>
      <text:p text:style-name="P3">Arbeitsmaterialien S. 24-28</text:p>
      <text:p text:style-name="P3">Hall (2000): Kapitel 8 (S. 205-230; 238-254)</text:p>
      <text:p text:style-name="P4"/>
      <text:p text:style-name="P6"/>
      <text:p text:style-name="P6"/>
      <text:p text:style-name="P1"><text:span text:style-name="T1">28. Nov<text:tab/><text:tab/>Graphematik</text:span></text:p>
      <text:list xml:id="list1836265678046862831" text:style-name="WWNum12">
        <text:list-item>
          <text:p text:style-name="P17">Graphematische Grundbegriffe und Prinzipien<text:tab/><text:tab/><text:tab/></text:p>
        </text:list-item>
      </text:list>
      <text:p text:style-name="P1"><text:tab/><text:tab/><text:span text:style-name="T1">Morphologie I</text:span></text:p>
      <text:list xml:id="list7862645042296357672" text:style-name="WWNum13">
        <text:list-item>
          <text:p text:style-name="P12">Grundbegriffe der Morphologie</text:p>
        </text:list-item>
        <text:list-item>
          <text:p text:style-name="P12">Wortstruktur und morphologische Kodierung</text:p>
        </text:list-item>
        <text:list-item>
          <text:p text:style-name="P12">Abgabe: Hausaufgabe Phonologie III</text:p>
        </text:list-item>
      </text:list>
      <text:p text:style-name="P3"><text:span text:style-name="T1">Lektüre zur Vorbereitung:</text:span></text:p>
      <text:p text:style-name="P3">Arbeitsmaterialien S. 30-40</text:p>
      <text:p text:style-name="P3"><text:span text:style-name="T2">Eisenberg (2004): Kapitel 8 (S. 301-327)</text:span></text:p>
      <text:p text:style-name="P3">Meibauer (2007): Kapitel 2 (S. 29-36)</text:p>
      <text:p text:style-name="P6"/>
      <text:p text:style-name="P1"><text:span text:style-name="T1">05. Dez<text:tab/><text:tab/>Morphologie II</text:span></text:p>
      <text:list xml:id="list8527562597833531196" text:style-name="WWNum14">
        <text:list-item>
          <text:p text:style-name="P18">Morphologische Operationen: Derivation, Komposition</text:p>
        </text:list-item>
        <text:list-item>
          <text:p text:style-name="P18"><text:soft-page-break/>Abgabe: Hausaufgabe Graphematik</text:p>
        </text:list-item>
      </text:list>
      <text:p text:style-name="P2"><text:tab/><text:span text:style-name="T1">Lektüre<text:tab/> zur Vorbereitung:</text:span></text:p>
      <text:p text:style-name="P3">Arbeitsmaterialien S. 41-51</text:p>
      <text:p text:style-name="P3">Meibauer (2007): Kapitel 2 (S. 48-66)</text:p>
      <text:p text:style-name="P1"/>
      <text:p text:style-name="P1"><text:tab/><text:tab/><text:tab/><text:tab/><text:tab/><text:tab/><text:tab/></text:p>
      <text:p text:style-name="P1"><text:span text:style-name="T1">12. Dez<text:tab/><text:tab/>Morphologie III</text:span></text:p>
      <text:list xml:id="list707783581" text:continue-numbering="true" text:style-name="WWNum14">
        <text:list-item>
          <text:p text:style-name="P18">Morphologische Operationen: Flexion</text:p>
        </text:list-item>
        <text:list-item>
          <text:p text:style-name="P18">Abgabe: Hausaufgabe Morphologie I + II</text:p>
        </text:list-item>
      </text:list>
      <text:p text:style-name="P3"><text:span text:style-name="T1">Lektüre<text:tab/> zur Vorbereitung:</text:span></text:p>
      <text:p text:style-name="P3">Arbeitsmaterialien S. 51-54</text:p>
      <text:p text:style-name="P3">Meibauer (2007): Kapitel 2 (S. 21-29)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adornments="Normal" style:font-pitch="variable" style:font-charset="x-symbol"/>
    <style:font-face style:name="Wingdings" svg:font-family="Wingdings" style:font-adornments="Regular" style:font-pitch="variable" style:font-charset="x-symbol"/>
    <style:font-face style:name="Arial Unicode MS1" svg:font-family="'Arial Unicode MS'" style:font-family-generic="swiss"/>
    <style:font-face style:name="Courier New" svg:font-family="'Courier New'" style:font-adornments="Standard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text-indent="0cm" style:auto-text-indent="false"/>
    </style:style>
    <style:style style:name="Default" style:family="paragraph" style:default-outline-level="">
      <style:paragraph-properties fo:margin-top="0cm" fo:margin-bottom="0cm" fo:line-height="100%" fo:orphans="2" fo:widows="2" style:writing-mode="lr-tb"/>
      <style:text-properties fo:color="#000000" style:font-name="Arial1" fo:font-size="12pt" fo:language="en" fo:country="US" style:font-size-asian="12pt" style:font-name-complex="Arial2" style:font-size-complex="12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1"/>
    </style:style>
    <style:style style:name="ListLabel_20_2" style:display-name="ListLabel 2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826cm" fo:margin-left="1.672cm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826cm" fo:margin-left="1.672cm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5.01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287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7.557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827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097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1.36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637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3.90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5.17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5.01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287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7.557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827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097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1.36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637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3.90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5.17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5.01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287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7.557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827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097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1.36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637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3.90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5.17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filinstaller</meta:initial-creator>
    <dc:creator>profilinstaller</dc:creator>
    <meta:editing-cycles>14</meta:editing-cycles>
    <meta:creation-date>2017-08-17T10:48:00</meta:creation-date>
    <dc:date>2017-08-17T12:12:00</dc:date>
    <meta:editing-duration>P0D</meta:editing-duration>
    <meta:generator>OpenOffice.org/3.4$Unix OpenOffice.org_project/340m1$Build-9590</meta:generator>
    <meta:document-statistic meta:table-count="0" meta:image-count="0" meta:object-count="0" meta:page-count="3" meta:paragraph-count="71" meta:word-count="283" meta:character-count="205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